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/>
          <table:table-cell table:formula="oooc:=[.D30]+[.B31]" office:value-type="float" office:value="235">
            <text:p>235</text:p>
          </table:table-cell>
          <table:table-cell table:formula="oooc:=[.E30]+[.C31]" office:value-type="float" office:value="309.25">
            <text:p>309.25</text:p>
          </table:table-cell>
          <table:table-cell table:formula="oooc:=[.D31]-[.E31]" office:value-type="float" office:value="-74.25">
            <text:p>-74.25</text:p>
          </table:table-cell>
          <table:table-cell office:value-type="float" office:value="11670">
            <text:p>11670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4.5531914893617">
            <text:p>44.55</text:p>
          </table:table-cell>
          <table:table-cell/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/>
          <table:table-cell table:formula="oooc:=[.D31]+[.B32]" office:value-type="float" office:value="235">
            <text:p>235</text:p>
          </table:table-cell>
          <table:table-cell table:formula="oooc:=[.E31]+[.C32]" office:value-type="float" office:value="309.25">
            <text:p>309.25</text:p>
          </table:table-cell>
          <table:table-cell table:formula="oooc:=[.D32]-[.E32]" office:value-type="float" office:value="-74.25">
            <text:p>-74.25</text:p>
          </table:table-cell>
          <table:table-cell office:value-type="float" office:value="11671">
            <text:p>11671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4.5574468085106">
            <text:p>44.56</text:p>
          </table:table-cell>
          <table:table-cell/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/>
          <table:table-cell table:formula="oooc:=[.D32]+[.B33]" office:value-type="float" office:value="235">
            <text:p>235</text:p>
          </table:table-cell>
          <table:table-cell table:formula="oooc:=[.E32]+[.C33]" office:value-type="float" office:value="309.25">
            <text:p>309.25</text:p>
          </table:table-cell>
          <table:table-cell table:formula="oooc:=[.D33]-[.E33]" office:value-type="float" office:value="-74.25">
            <text:p>-74.25</text:p>
          </table:table-cell>
          <table:table-cell office:value-type="float" office:value="11672">
            <text:p>11672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4.5617021276596">
            <text:p>44.56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/>
          <table:table-cell table:formula="oooc:=[.D33]+[.B34]" office:value-type="float" office:value="235">
            <text:p>235</text:p>
          </table:table-cell>
          <table:table-cell table:formula="oooc:=[.E33]+[.C34]" office:value-type="float" office:value="309.25">
            <text:p>309.25</text:p>
          </table:table-cell>
          <table:table-cell table:formula="oooc:=[.D34]-[.E34]" office:value-type="float" office:value="-74.25">
            <text:p>-74.25</text:p>
          </table:table-cell>
          <table:table-cell office:value-type="float" office:value="11673">
            <text:p>11673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4.5659574468085">
            <text:p>44.57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504">
            <text:p>8504</text:p>
          </table:table-cell>
          <table:table-cell table:style-name="Default" table:formula="oooc:=[.D33]/[.J37]" office:value-type="float" office:value="1.02671039894708">
            <text:p>1.03</text:p>
          </table:table-cell>
          <table:table-cell table:formula="oooc:=[.E37]/[.I33]" office:value-type="float" office:value="190.836516424752">
            <text:p>190.84</text:p>
          </table:table-cell>
          <table:table-cell table:style-name="ce1" table:formula="oooc:=TODAY()+([.G37]/[.F37])" office:value-type="date" office:date-value="2009-02-28T20:55:24.066463">
            <text:p>02/28/09</text:p>
          </table:table-cell>
          <table:table-cell/>
          <table:table-cell table:style-name="ce3" table:formula="oooc:=DAYS(NOW();[January.A4])" office:value-type="float" office:value="228.886354166665">
            <text:p>228.89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956796310031624">
            <text:p>0.96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3-23T18:38:42.832729">
            <text:p>03/23/09</text:p>
          </table:table-cell>
          <table:table-cell/>
          <table:table-cell table:style-name="ce3" table:formula="oooc:=DAYS(NOW();[January.A4])" office:value-type="float" office:value="228.888842592591">
            <text:p>228.89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53034153121802">
            <text:p>0.85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4-28T20:48:39.280977">
            <text:p>04/28/09</text:p>
          </table:table-cell>
          <table:table-cell/>
          <table:table-cell table:style-name="ce3" table:formula="oooc:=DAYS(NOW();[January.A4])" office:value-type="float" office:value="228.888842592591">
            <text:p>228.89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45509839302157">
            <text:p>0.65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4-13T21:21:18.138052">
            <text:p>04/13/09</text:p>
          </table:table-cell>
          <table:table-cell/>
          <table:table-cell table:style-name="ce3" table:formula="oooc:=DAYS(NOW();[January.A4])" office:value-type="float" office:value="228.888842592591">
            <text:p>228.89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8-27T21:19:56">
            <text:p>08/27/08</text:p>
          </table:table-cell>
          <table:table-cell table:formula="oooc:=DAYS(NOW();1/1/8)" office:value-type="float" office:value="39687.7638425926">
            <text:p>39687.76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418325327331178">
            <text:p>0.42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1-16T05:38:35.004589">
            <text:p>11/16/09</text:p>
          </table:table-cell>
          <table:table-cell/>
          <table:table-cell table:style-name="ce3" table:formula="oooc:=DAYS(NOW();[January.A4])" office:value-type="float" office:value="228.888842592591">
            <text:p>228.89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7">08/27/2008</text:date>, <text:time>21:1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8-27T21:19:56</dc:date>
    <meta:editing-cycles>184</meta:editing-cycles>
    <meta:editing-duration>P9DT18H13M55S</meta:editing-duration>
    <meta:user-defined meta:name="Info 1"/>
    <meta:user-defined meta:name="Info 2"/>
    <meta:user-defined meta:name="Info 3"/>
    <meta:user-defined meta:name="Info 4"/>
    <meta:document-statistic meta:table-count="8" meta:cell-count="2527"/>
  </office:meta>
</office:document-meta>
</file>